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AnnotationPublicAnnotatedMember.echo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TransactionAspectsTests.nonAnnotatedMethodCalling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transaction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TransactionAspectsTests.commitOnAnnotated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TransactionAspectsTests.commitOnAnnotatedPubl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AnnotationProtectedAnnotatedMember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AspectsTests.no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TransactionAspectsTests.nonMatchingRollbackOn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AnnotationPrivateAnnotatedMember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Aspec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AspectsTests.nonAnnotatedMethodCallingProtec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TransactionAspectsTests.commitOnAnnotatedProtec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taAnnotationProtectedAnnotatedMember.do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taTransactionAspectsTests.matchingRollbackOn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taAnnotationPrivateAnnotatedMember.do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